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5e54f" officeooo:paragraph-rsid="0015e54f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5e54f" officeooo:paragraph-rsid="0015e54f" style:font-weight-asian="normal" style:font-weight-complex="normal"/>
    </style:style>
    <style:style style:name="P3" style:family="paragraph" style:parent-style-name="Standard">
      <style:text-properties officeooo:rsid="0017cb1d" officeooo:paragraph-rsid="0017cb1d"/>
    </style:style>
    <style:style style:name="T1" style:family="text">
      <style:text-properties officeooo:rsid="0017cb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8p<text:span text:style-name="T1">4</text:span> – Psuedocode</text:p>
      <text:p text:style-name="P2"/>
      <text:p text:style-name="P3">a = 0 //the variables are each used as separate counters</text:p>
      <text:p text:style-name="P3">b = 0</text:p>
      <text:p text:style-name="P3">c = 0</text:p>
      <text:p text:style-name="P3">d = 0</text:p>
      <text:p text:style-name="P3">e = 0</text:p>
      <text:p text:style-name="P3">f = 0</text:p>
      <text:p text:style-name="P3">g = 0</text:p>
      <text:p text:style-name="P3"/>
      <text:p text:style-name="P3">while(True):</text:p>
      <text:p text:style-name="P3"><text:s text:c="4"/>x = int (input('Enter the integer you wish to use: '))</text:p>
      <text:p text:style-name="P3"><text:s text:c="4"/>if x == 0:</text:p>
      <text:p text:style-name="P3"><text:s text:c="8"/>print('Number is equal to 0');</text:p>
      <text:p text:style-name="P3"><text:s text:c="8"/>a += 1 //counts number of times number == 0 happens.</text:p>
      <text:p text:style-name="P3"><text:s text:c="4"/>elif x &gt; 0 and x &lt;= 20:</text:p>
      <text:p text:style-name="P3"><text:s text:c="8"/>print('Number is greater than 0 and less than or equal to 20');</text:p>
      <text:p text:style-name="P3"><text:s text:c="8"/>b += 1 //counts number of times number &gt;0 or &lt;20 happens.</text:p>
      <text:p text:style-name="P3"><text:s text:c="4"/>elif x &gt; 20 and x &lt;= 40:</text:p>
      <text:p text:style-name="P3"><text:s text:c="8"/>print('Number is greater than 20 and less than or equal to 40');</text:p>
      <text:p text:style-name="P3"><text:s text:c="8"/>c += 1 //counts number of times number &gt;20 or &lt;40 happens.</text:p>
      <text:p text:style-name="P3"><text:s text:c="4"/>elif x &gt; 40 and x &lt;= 60:</text:p>
      <text:p text:style-name="P3"><text:s text:c="8"/>print('Number is greater than 40 and less than or equal to 60');</text:p>
      <text:p text:style-name="P3"><text:s text:c="8"/>d += 1 //counts number of times number &gt;40 or &lt;60 happens. </text:p>
      <text:p text:style-name="P3"><text:s text:c="4"/>elif x &gt; 60 and x &lt;= 80:</text:p>
      <text:p text:style-name="P3"><text:s text:c="8"/>print('Number is greater than 60 and less than or equal to 80');</text:p>
      <text:p text:style-name="P3"><text:s text:c="8"/>e += 1 //counts number of times number &gt;60 or &lt; 80 happens.</text:p>
      <text:p text:style-name="P3"><text:s text:c="4"/>elif x &gt; 80 and x &lt;= 100:</text:p>
      <text:p text:style-name="P3"><text:s text:c="8"/>print('Number is greater than 80 and less than or equal to 100');</text:p>
      <text:p text:style-name="P3"><text:s text:c="8"/>f += 1 //counts number of times number &gt; 80 or &lt; 100 happens.</text:p>
      <text:p text:style-name="P3"><text:s text:c="4"/>elif x &gt; 100:</text:p>
      <text:p text:style-name="P3"><text:s text:c="8"/>print('Number is greater than 100');</text:p>
      <text:p text:style-name="P3"><text:s text:c="8"/>g += 1 //counts number of times number &gt; 100 happens.</text:p>
      <text:p text:style-name="P3"><text:s text:c="4"/>Else: //if neg integer is entered results will be returned and program ends.</text:p>
      <text:p text:style-name="P3"><text:s text:c="8"/>print ('Number of times 0 was entered =', a);</text:p>
      <text:p text:style-name="P3"><text:s text:c="8"/>print ('Number of times between 0-20 was entered =', b);</text:p>
      <text:p text:style-name="P3"><text:s text:c="8"/>print ('Number of times between 21-40 was entered =', c);</text:p>
      <text:p text:style-name="P3"><text:s text:c="8"/>print ('Number of times between 41-60 was entered =', d);</text:p>
      <text:p text:style-name="P3"><text:s text:c="8"/>print ('Number of times berween 61-80 was entered =', e);</text:p>
      <text:p text:style-name="P3"><text:s text:c="8"/>print ('Number of times between 81-100 was entered =', f);</text:p>
      <text:p text:style-name="P3"><text:s text:c="8"/>print ('Number of times 100+ was entered =', g);</text:p>
      <text:p text:style-name="P3"><text:s text:c="8"/>print ('Negative Integer Detected - Program End');</text:p>
      <text:p text:style-name="P3"><text:s text:c="8"/>brea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6:39:30.652587269</meta:creation-date>
    <meta:generator>LibreOffice/5.1.4.2$Linux_X86_64 LibreOffice_project/10m0$Build-2</meta:generator>
    <dc:date>2016-10-20T16:53:24.047858397</dc:date>
    <meta:editing-duration>PT11M47S</meta:editing-duration>
    <meta:editing-cycles>4</meta:editing-cycles>
    <meta:document-statistic meta:table-count="0" meta:image-count="0" meta:object-count="0" meta:page-count="1" meta:paragraph-count="41" meta:word-count="335" meta:character-count="1826" meta:non-whitespace-character-count="1310"/>
  </office:meta>
</office:document-meta>
</file>